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9211e" loext:opacity="100%" style:font-name="Calibri" fo:language="en" fo:country="GB" officeooo:rsid="000bd242" officeooo:paragraph-rsid="000bd242"/>
    </style:style>
    <style:style style:name="P2" style:family="paragraph" style:parent-style-name="Standard">
      <style:paragraph-properties fo:text-align="center" style:justify-single-word="false"/>
      <style:text-properties style:font-name="Calibri" fo:language="en" fo:country="GB" officeooo:rsid="000bd242" officeooo:paragraph-rsid="000bd242"/>
    </style:style>
    <style:style style:name="P3" style:family="paragraph" style:parent-style-name="Standard">
      <style:paragraph-properties fo:text-align="start" style:justify-single-word="false"/>
      <style:text-properties style:font-name="Calibri" fo:language="en" fo:country="GB" officeooo:rsid="000bd242" officeooo:paragraph-rsid="000bd242"/>
    </style:style>
    <style:style style:name="P4" style:family="paragraph" style:parent-style-name="Standard">
      <style:paragraph-properties fo:text-align="start" style:justify-single-word="false"/>
      <style:text-properties style:font-name="Calibri" fo:language="en" fo:country="GB" officeooo:rsid="000e3230" officeooo:paragraph-rsid="000eb7b0"/>
    </style:style>
    <style:style style:name="P5" style:family="paragraph" style:parent-style-name="Standard">
      <style:paragraph-properties fo:text-align="start" style:justify-single-word="false"/>
      <style:text-properties style:font-name="Calibri" fo:language="en" fo:country="GB" officeooo:rsid="000e3230" officeooo:paragraph-rsid="000e3230"/>
    </style:style>
    <style:style style:name="P6" style:family="paragraph" style:parent-style-name="Standard">
      <style:paragraph-properties fo:text-align="start" style:justify-single-word="false"/>
      <style:text-properties style:font-name="Calibri" fo:language="en" fo:country="GB" officeooo:rsid="000e3230" officeooo:paragraph-rsid="001c3221"/>
    </style:style>
    <style:style style:name="P7" style:family="paragraph" style:parent-style-name="Standard">
      <style:paragraph-properties fo:text-align="start" style:justify-single-word="false"/>
      <style:text-properties style:font-name="Calibri" fo:language="en" fo:country="GB" officeooo:rsid="000e3230" officeooo:paragraph-rsid="001f5ec8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style:text-overline-style="dash" style:text-overline-width="bold" style:text-overline-color="font-color"/>
    </style:style>
    <style:style style:name="T3" style:family="text">
      <style:text-properties style:text-underline-style="solid" style:text-underline-width="auto" style:text-underline-color="font-color" style:text-overline-style="none" style:text-overline-color="font-color"/>
    </style:style>
    <style:style style:name="T4" style:family="text">
      <style:text-properties style:text-underline-style="none"/>
    </style:style>
    <style:style style:name="T5" style:family="text">
      <style:text-properties style:text-underline-style="none" style:text-overline-style="dash" style:text-overline-width="bold" style:text-overline-color="font-color"/>
    </style:style>
    <style:style style:name="T6" style:family="text">
      <style:text-properties style:text-underline-style="none" style:text-overline-style="none" style:text-overline-color="font-color"/>
    </style:style>
    <style:style style:name="T7" style:family="text">
      <style:text-properties style:text-overline-style="dash" style:text-overline-width="bold" style:text-overline-color="font-color"/>
    </style:style>
    <style:style style:name="T8" style:family="text">
      <style:text-properties officeooo:rsid="001c3221"/>
    </style:style>
    <style:style style:name="T9" style:family="text">
      <style:text-properties officeooo:rsid="001e39d1"/>
    </style:style>
    <style:style style:name="T10" style:family="text">
      <style:text-properties officeooo:rsid="001f5ec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rivazione schema ER FLL 62 DataBase</text:p>
      <text:p text:style-name="P2"/>
      <text:p text:style-name="P3">Users (<text:span text:style-name="T3">ID-U</text:span>, Mail, Password, Telephone)</text:p>
      <text:p text:style-name="P3"/>
      <text:p text:style-name="P3">User_hubs (<text:span text:style-name="T2">ID-U</text:span>, <text:span text:style-name="T7">ID-H</text:span>)</text:p>
      <text:p text:style-name="P4"/>
      <text:p text:style-name="P4">Privates (<text:span text:style-name="T2">ID-U</text:span>, NameP, SurnameP, AccountingAddressP)</text:p>
      <text:p text:style-name="P4"/>
      <text:p text:style-name="P4">Enterprises (<text:span text:style-name="T2">ID-U</text:span><text:span text:style-name="T4">, </text:span>VAT, CompanyName, AccountingAddressE)</text:p>
      <text:p text:style-name="P5"/>
      <text:p text:style-name="P6">Boxes (<text:span text:style-name="T2">ID-B</text:span>, Size, <text:span text:style-name="T7">ID-U</text:span><text:span text:style-name="T6">, </text:span><text:span text:style-name="T7">ID-W</text:span>) </text:p>
      <text:p text:style-name="P5"/>
      <text:p text:style-name="P5">Wagons (<text:span text:style-name="T2">ID-W</text:span>, CapacityW, <text:span text:style-name="T9">SerianNumberW</text:span>)</text:p>
      <text:p text:style-name="P5"/>
      <text:p text:style-name="P7">Trains (<text:span text:style-name="T2">ID-T</text:span>, Limit, DataTimeDeparture, <text:span text:style-name="T9">SerianNumber</text:span><text:span text:style-name="T10">T</text:span>)</text:p>
      <text:p text:style-name="P5"/>
      <text:p text:style-name="P5">Hubs (<text:span text:style-name="T2">ID-H</text:span>, NameH, CapacityH)</text:p>
      <text:p text:style-name="P5"><text:s/></text:p>
      <text:p text:style-name="P5">Passes_by (<text:span text:style-name="T2">ID-T</text:span><text:span text:style-name="T1">, </text:span><text:span text:style-name="T2">ID-H</text:span>, PassageNumber)</text:p>
      <text:p text:style-name="P5"/>
      <text:p text:style-name="P5">Has (<text:span text:style-name="T2">ID-T</text:span><text:span text:style-name="T1">, </text:span><text:span text:style-name="T2">ID-W</text:span>, Entra, Esce)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it" fo:country="IT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it" fo:country="IT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2-18T17:01:10.704000000</dc:date>
    <meta:editing-duration>PT32M35S</meta:editing-duration>
    <meta:editing-cycles>11</meta:editing-cycles>
    <meta:generator>LibreOffice/7.2.1.2$Windows_X86_64 LibreOffice_project/87b77fad49947c1441b67c559c339af8f3517e22</meta:generator>
    <meta:document-statistic meta:table-count="0" meta:image-count="0" meta:object-count="0" meta:page-count="1" meta:paragraph-count="12" meta:word-count="51" meta:character-count="426" meta:non-whitespace-character-count="384"/>
  </office:meta>
</office:document-meta>
</file>